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4.622cm"/>
    </style:style>
    <style:style style:name="gr2" style:family="graphic" style:parent-style-name="standard">
      <style:graphic-properties draw:fill="solid" draw:fill-color="#ccff99" draw:textarea-horizontal-align="justify" draw:textarea-vertical-align="top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55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="solid" draw:fill-color="#cfe7f5" draw:textarea-horizontal-align="justify" draw:textarea-vertical-align="middle" draw:auto-grow-height="false" fo:min-height="0cm" fo:min-width="0cm" fo:wrap-option="no-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4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764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3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127cm" fo:min-width="3.72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75cm" fo:min-width="0cm"/>
    </style:style>
    <style:style style:name="gr15" style:family="graphic" style:parent-style-name="standard">
      <style:graphic-properties draw:fill-color="#ffff99" draw:textarea-horizontal-align="justify" draw:textarea-vertical-align="middle" draw:auto-grow-height="false" fo:min-height="0cm" fo:min-width="0cm" fo:wrap-option="no-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474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family="Consolas" style:font-style-name="Italic" style:font-family-generic="swiss" style:font-pitch="variable"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Consolas" style:font-style-name="Italic" style:font-family-generic="swiss" style:font-pitch="variable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Consolas" style:font-style-name="Italic" style:font-family-generic="swiss" style:font-pitch="variable" fo:font-size="14pt" style:font-size-asian="14pt" style:font-size-complex="14pt"/>
    </style:style>
    <style:style style:name="P6" style:family="paragraph">
      <style:paragraph-properties fo:text-align="start"/>
      <style:text-properties fo:font-family="Consolas" style:font-style-name="Italic" style:font-family-generic="swiss" style:font-pitch="variable" fo:font-size="14pt" fo:font-style="normal" style:font-size-asian="14pt" style:font-size-complex="14pt"/>
    </style:style>
    <style:style style:name="P7" style:family="paragraph">
      <style:paragraph-properties fo:text-align="start"/>
      <style:text-properties fo:font-family="Consolas" style:font-style-name="Italic" style:font-family-generic="swiss" style:font-pitch="variable" fo:font-size="12pt" fo:font-style="normal" style:font-size-asian="14pt" style:font-size-complex="14pt"/>
    </style:style>
    <style:style style:name="P8" style:family="paragraph">
      <style:paragraph-properties fo:text-align="center"/>
      <style:text-properties fo:font-family="Consolas" style:font-style-name="Italic" style:font-family-generic="swiss" style:font-pitch="variable" fo:font-size="16pt" style:font-size-asian="16pt" style:font-size-complex="16pt"/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style:paragraph-properties fo:text-align="center">
        <style:tab-stops/>
      </style:paragraph-properties>
      <style:text-properties fo:font-family="Consolas" style:font-style-name="Italic" style:font-family-generic="swiss" style:font-pitch="variable" fo:font-size="16pt" style:font-size-asian="16pt" style:font-size-complex="16pt"/>
    </style:style>
    <style:style style:name="P11" style:family="paragraph">
      <style:paragraph-properties fo:text-align="center"/>
      <style:text-properties fo:font-family="Consolas" style:font-style-name="Italic" style:font-family-generic="swiss" style:font-pitch="variable" fo:font-size="18pt"/>
    </style:style>
    <style:style style:name="P12" style:family="paragraph">
      <style:paragraph-properties fo:text-align="center"/>
      <style:text-properties fo:font-family="Consolas" style:font-style-name="Italic" style:font-family-generic="swiss" style:font-pitch="variable" fo:font-size="16pt"/>
    </style:style>
    <style:style style:name="P13" style:family="paragraph">
      <style:paragraph-properties fo:text-align="start"/>
      <style:text-properties fo:font-family="'Noto Sans Japanese'" style:font-family-generic="swiss" style:font-pitch="variable" fo:font-size="12pt" style:font-family-asian="'Noto Sans Japanese'" style:font-family-generic-asian="swiss" style:font-pitch-asian="variable" style:font-size-asian="12pt" style:font-size-complex="12pt"/>
    </style:style>
    <style:style style:name="P14" style:family="paragraph">
      <style:text-properties fo:font-size="20pt"/>
    </style:style>
    <style:style style:name="P15" style:family="paragraph">
      <style:paragraph-properties fo:text-align="center"/>
      <style:text-properties fo:font-family="Consolas" style:font-style-name="Italic" style:font-family-generic="swiss" style:font-pitch="variable" fo:font-size="14pt" style:font-size-asian="14pt" style:font-size-complex="14pt"/>
    </style:style>
    <style:style style:name="P16" style:family="paragraph">
      <style:paragraph-properties fo:text-align="center">
        <style:tab-stops/>
      </style:paragraph-properties>
      <style:text-properties fo:font-family="Consolas" style:font-style-name="Italic" style:font-family-generic="swiss" style:font-pitch="variable" fo:font-size="14pt" style:font-size-asian="14pt" style:font-size-complex="14pt"/>
    </style:style>
    <style:style style:name="P17" style:family="paragraph">
      <style:paragraph-properties fo:text-align="start"/>
      <style:text-properties fo:font-family="Consolas" style:font-style-name="Italic" style:font-family-generic="swiss" style:font-pitch="variable" fo:font-size="10pt" fo:font-style="normal" style:font-size-asian="14pt" style:font-size-complex="14pt"/>
    </style:style>
    <style:style style:name="P18" style:family="paragraph">
      <style:paragraph-properties fo:text-align="center"/>
      <style:text-properties fo:font-family="'Noto Sans Japanese'" style:font-family-generic="swiss" style:font-pitch="variable" fo:font-size="12pt" style:font-family-asian="'Noto Sans Japanese'" style:font-family-generic-asian="swiss" style:font-pitch-asian="variable" style:font-size-asian="12pt" style:font-size-complex="12pt"/>
    </style:style>
    <style:style style:name="T1" style:family="text">
      <style:text-properties fo:font-family="Consolas" style:font-style-name="Italic" style:font-family-generic="swiss" style:font-pitch="variable" fo:font-size="16pt" style:font-size-asian="16pt" style:font-size-complex="16pt"/>
    </style:style>
    <style:style style:name="T2" style:family="text">
      <style:text-properties fo:font-family="Consolas" style:font-style-name="Italic" style:font-family-generic="swiss" style:font-pitch="variable"/>
    </style:style>
    <style:style style:name="T3" style:family="text">
      <style:text-properties fo:font-family="Consolas" style:font-style-name="Italic" style:font-family-generic="swiss" style:font-pitch="variable" fo:font-size="14pt" style:font-size-asian="14pt" style:font-size-complex="14pt"/>
    </style:style>
    <style:style style:name="T4" style:family="text">
      <style:text-properties fo:font-family="Consolas" style:font-style-name="Italic" style:font-family-generic="swiss" style:font-pitch="variable" fo:font-size="14pt" fo:font-style="normal" style:font-size-asian="14pt" style:font-size-complex="14pt"/>
    </style:style>
    <style:style style:name="T5" style:family="text">
      <style:text-properties fo:font-family="Consolas" style:font-style-name="Italic" style:font-family-generic="swiss" style:font-pitch="variable" fo:font-size="12pt" fo:font-style="normal" style:font-size-asian="14pt" style:font-size-complex="14pt"/>
    </style:style>
    <style:style style:name="T6" style:family="text">
      <style:text-properties fo:font-family="Consolas" style:font-style-name="Italic" style:font-family-generic="swiss" style:font-pitch="variable" fo:font-size="18pt"/>
    </style:style>
    <style:style style:name="T7" style:family="text">
      <style:text-properties fo:font-family="Consolas" style:font-style-name="Italic" style:font-family-generic="swiss" style:font-pitch="variable" fo:font-size="16pt"/>
    </style:style>
    <style:style style:name="T8" style:family="text">
      <style:text-properties fo:font-family="'Noto Sans Japanese'" style:font-family-generic="swiss" style:font-pitch="variable" fo:font-size="12pt" style:font-family-asian="'Noto Sans Japanese'" style:font-family-generic-asian="swiss" style:font-pitch-asian="variable" style:font-size-asian="12pt" style:font-size-complex="12pt"/>
    </style:style>
    <style:style style:name="T9" style:family="text">
      <style:text-properties fo:font-family="Consolas" style:font-style-name="Italic" style:font-family-generic="swiss" style:font-pitch="variable" fo:font-size="10pt" fo:font-style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3" draw:id="id3" draw:layer="layout" svg:width="5.122cm" svg:height="1.377cm" svg:x="2.6cm" svg:y="5.986cm">
          <draw:text-box>
            <text:p><text:span text:style-name="T1">input stream </text:span></text:p>
            <text:p><text:span text:style-name="T1">of frames</text:span></text:p>
          </draw:text-box>
        </draw:frame>
        <draw:custom-shape draw:style-name="gr2" draw:text-style-name="P3" draw:layer="layout" svg:width="5.2cm" svg:height="3.4cm" svg:x="10.6cm" svg:y="4.7cm">
          <text:p text:style-name="P2"><text:span text:style-name="T2">query</text:span><text:span text:style-name="T2"><text:line-break/></text:span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xml:id="id1" draw:id="id1" draw:layer="layout" svg:width="7.005cm" svg:height="1.377cm" svg:x="9.695cm" svg:y="9.923cm">
          <draw:text-box>
            <text:p><text:span text:style-name="T1">stream of assertions</text:span></text:p>
            <text:p><text:span text:style-name="T1">from database</text:span></text:p>
          </draw:text-box>
        </draw:frame>
        <draw:frame draw:style-name="gr4" draw:text-style-name="P1" xml:id="id4" draw:id="id4" draw:layer="layout" svg:width="7.944cm" svg:height="1.8cm" svg:x="18.8cm" svg:y="5.7cm">
          <draw:text-box>
            <text:p><text:span text:style-name="T1">output stream of frames,</text:span><text:span text:style-name="T1"><text:line-break/></text:span><text:span text:style-name="T1">filtered and extended</text:span></text:p>
          </draw:text-box>
        </draw:frame>
        <draw:custom-shape draw:style-name="gr5" draw:text-style-name="P5" draw:layer="layout" svg:width="18.65cm" svg:height="5.4cm" svg:x="4.7cm" svg:y="12.7cm">
          <text:p text:style-name="P4"><text:span text:style-name="T3">...</text:span></text:p>
          <text:p text:style-name="P4"><text:span text:style-name="T3">(job (Aull DeWitt) (administration secretary))</text:span></text:p>
          <text:p text:style-name="P4"><text:span text:style-name="T3">(address (Aull DeWitt) (Slumerville (Onion Square) 5))</text:span></text:p>
          <text:p text:style-name="P4"><text:span text:style-name="T3">(supervisor (Cratchet Robert) (Scrooge Eben))</text:span></text:p>
          <text:p text:style-name="P4"><text:span text:style-name="T3">(salary (Cratchet Robert) 18000)</text:span></text:p>
          <text:p text:style-name="P4"><text:span text:style-name="T3">(job (Cratchet Robert) (accounting scrivener))</text:span></text:p>
          <text:p text:style-name="P4"><text:span text:style-name="T3">(address (Cratchet Robert) (Allston (N Harvard Street) 16))</text:span></text:p>
          <text:p text:style-name="P4"><text:span text:style-name="T3">(supervisor (Scrooge Eben) (Warbucks Oliver))</text:span></text:p>
          <text:p text:style-name="P4"><text:span text:style-name="T3">(salary (Scrooge Eben) 75000)</text:span></text:p>
          <text:p text:style-name="P4"><text:span text:style-name="T3">(job (Scrooge Eben) (accounting chief accountant))</text:span></text:p>
          <text:p text:style-name="P4"><text:span text:style-name="T3">...</text:span></text:p>
          <draw:enhanced-geometry svg:viewBox="0 0 21600 21600" draw:mirror-horizontal="false" draw:type="line-callout-1" draw:modifiers="6250.34582596107 -4339.19644510276 -290.686826443622 2215.5897056100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6" draw:layer="layout" svg:width="16.65cm" svg:height="3cm" svg:x="5.55cm" svg:y="0.5cm">
          <text:p text:style-name="P4"><text:span text:style-name="T4">(((? y) administration secretary) ((? x) Aull DeWitt))</text:span></text:p>
          <text:p text:style-name="P4"><text:span text:style-name="T4">(((? y) accounting scrivener) ((? x) Cratchet Robert))</text:span></text:p>
          <text:p text:style-name="P4"><text:span text:style-name="T4">(((? y) accounting chief accountant) ((? x) Scrooge Eben))</text:span></text:p>
          <text:p text:style-name="P4"><text:span text:style-name="T4">...</text:span></text:p>
          <draw:enhanced-geometry svg:viewBox="0 0 21600 21600" draw:mirror-horizontal="true" draw:mirror-vertical="false" draw:type="line-callout-1" draw:modifiers="-1337.43318719596 35908.83038987 -325.602065941985 3987.4708430523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6" draw:layer="layout" svg:width="1.65cm" svg:height="2cm" svg:x="2.55cm" svg:y="8.9cm">
          <text:p text:style-name="P4"><text:span text:style-name="T4">'()</text:span></text:p>
          <draw:enhanced-geometry svg:viewBox="0 0 21600 21600" draw:mirror-horizontal="false" draw:mirror-vertical="false" draw:type="line-callout-1" draw:modifiers="22201.8170805572 -12025.1874062969 -3283.82798304058 5969.415292353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6" draw:text-style-name="P2" draw:layer="layout" svg:x1="13.197cm" svg:y1="9.923cm" svg:x2="13.2cm" svg:y2="7.3cm" draw:start-shape="id1" draw:start-glue-point="0" draw:end-shape="id2" draw:end-glue-point="2" svg:d="M13197 9923v-1311h3v-1312">
          <text:p/>
        </draw:connector>
        <draw:connector draw:style-name="gr6" draw:text-style-name="P2" draw:layer="layout" draw:type="line" svg:x1="7.722cm" svg:y1="6.674cm" svg:x2="12.2cm" svg:y2="6.6cm" draw:start-shape="id3" draw:start-glue-point="1" draw:end-shape="id2" draw:end-glue-point="3" svg:d="M7722 6674l4478-74">
          <text:p/>
        </draw:connector>
        <draw:connector draw:style-name="gr6" draw:text-style-name="P2" draw:layer="layout" draw:type="line" svg:x1="14.2cm" svg:y1="6.6cm" svg:x2="18.8cm" svg:y2="6.6cm" draw:start-shape="id2" draw:start-glue-point="1" draw:end-shape="id4" draw:end-glue-point="3" svg:d="M14200 6600h4600">
          <text:p/>
        </draw:connector>
        <draw:rect draw:style-name="gr7" draw:text-style-name="P3" xml:id="id2" draw:id="id2" draw:layer="layout" svg:width="2cm" svg:height="1.4cm" svg:x="12.2cm" svg:y="5.9cm">
          <text:p text:style-name="P2"><text:span text:style-name="T2">X</text:span></text:p>
        </draw:rect>
        <draw:custom-shape draw:style-name="gr8" draw:text-style-name="P7" draw:layer="layout" svg:width="4.8cm" svg:height="1.8cm" svg:x="17.2cm" svg:y="8.5cm">
          <text:p text:style-name="P4"><text:span text:style-name="T5">(job (? x) (? y))</text:span></text:p>
          <draw:enhanced-geometry svg:viewBox="0 0 21600 21600" draw:mirror-horizontal="false" draw:mirror-vertical="false" draw:type="line-callout-1" draw:modifiers="-15116.8506561133 -16562.7984453082 -1129.26473651323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" draw:text-style-name="P8" draw:layer="layout" svg:width="7cm" svg:height="4.2cm" svg:x="10.501cm" svg:y="8.4cm">
          <text:p text:style-name="P2"><text:span text:style-name="T1">query</text:span></text:p>
          <text:p text:style-name="P2"><text:span text:style-name="T1">(and A B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" draw:text-style-name="P3" xml:id="id5" draw:id="id5" draw:layer="layout" svg:width="2cm" svg:height="1.4cm" svg:x="11.4cm" svg:y="10.2cm">
          <text:p text:style-name="P2"><text:span text:style-name="T2">A</text:span></text:p>
        </draw:rect>
        <draw:rect draw:style-name="gr7" draw:text-style-name="P3" xml:id="id6" draw:id="id6" draw:layer="layout" svg:width="2cm" svg:height="1.4cm" svg:x="14.8cm" svg:y="10.2cm">
          <text:p text:style-name="P2"><text:span text:style-name="T2">B</text:span></text:p>
        </draw:rect>
        <draw:frame draw:style-name="gr10" draw:text-style-name="P1" xml:id="id7" draw:id="id7" draw:layer="layout" svg:width="2.983cm" svg:height="0.814cm" svg:x="12.541cm" svg:y="15.507cm">
          <draw:text-box>
            <text:p><text:span text:style-name="T1">database</text:span></text:p>
          </draw:text-box>
        </draw:frame>
        <draw:frame draw:style-name="gr11" draw:text-style-name="P10" xml:id="id9" draw:id="id9" draw:layer="layout" svg:width="4.223cm" svg:height="2.014cm" svg:x="1.878cm" svg:y="9.886cm">
          <draw:text-box>
            <text:p text:style-name="P9"><text:span text:style-name="T1">input stream</text:span></text:p>
            <text:p text:style-name="P9"><text:span text:style-name="T1">of frames</text:span></text:p>
          </draw:text-box>
        </draw:frame>
        <draw:custom-shape draw:style-name="gr5" draw:text-style-name="P6" draw:layer="layout" svg:width="1.75cm" svg:height="1.8cm" svg:x="2.05cm" svg:y="13cm">
          <text:p text:style-name="P4"><text:span text:style-name="T4">'()</text:span></text:p>
          <draw:enhanced-geometry svg:viewBox="0 0 21600 21600" draw:mirror-horizontal="false" draw:mirror-vertical="false" draw:type="line-callout-1" draw:modifiers="24856.653340948 -14236.0910605219 -3083.95202741291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7" draw:layer="layout" svg:width="8.55cm" svg:height="1.8cm" svg:x="1cm" svg:y="16.2cm">
          <text:p text:style-name="P4"><text:span text:style-name="T5">(job (? who) (computer programmer))</text:span></text:p>
          <draw:enhanced-geometry svg:viewBox="0 0 21600 21600" draw:mirror-horizontal="true" draw:mirror-vertical="false" draw:type="line-callout-1" draw:modifiers="-6269.58250497018 -56380.6774014437 -634.03110747281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6" draw:layer="layout" svg:width="10.2cm" svg:height="1.8cm" svg:x="1.8cm" svg:y="6cm">
          <text:p text:style-name="P4"><text:span text:style-name="T4">(((? who) Fect Cy D))</text:span></text:p>
          <text:p text:style-name="P4"><text:span text:style-name="T4">(((? who) Hacker Alyssa P))</text:span></text:p>
          <draw:enhanced-geometry svg:viewBox="0 0 21600 21600" draw:mirror-horizontal="true" draw:mirror-vertical="false" draw:type="line-callout-1" draw:modifiers="-4334.39858837369 56584.5641310383 -529.359866679737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7" draw:layer="layout" svg:width="7cm" svg:height="1.8cm" svg:x="18.8cm" svg:y="13.3cm">
          <text:p text:style-name="P4"><text:span text:style-name="T5">(address (? who) (? where))</text:span></text:p>
          <draw:enhanced-geometry svg:viewBox="0 0 21600 21600" draw:mirror-horizontal="false" draw:mirror-vertical="false" draw:type="line-callout-1" draw:modifiers="-7404.65647764605 -22871.2937257079 -774.403656620483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2" draw:text-style-name="P1" xml:id="id8" draw:id="id8" draw:layer="layout" svg:width="4.532cm" svg:height="1.6cm" svg:x="21.5cm" svg:y="10.1cm">
          <draw:text-box>
            <text:p text:style-name="P2"><text:span text:style-name="T1">output stream</text:span><text:span text:style-name="T1"><text:line-break/></text:span><text:span text:style-name="T1">of frames</text:span></text:p>
          </draw:text-box>
        </draw:frame>
        <draw:custom-shape draw:style-name="gr5" draw:text-style-name="P6" draw:layer="layout" svg:width="18.2cm" svg:height="2cm" svg:x="7.1cm" svg:y="2.6cm">
          <text:p text:style-name="P4"><text:span text:style-name="T4">(((? where) Cambridge (Ames Street) 3) ((? who) Fect Cy D))</text:span></text:p>
          <text:p text:style-name="P4"><text:span text:style-name="T4">(((? where) Cambridge (Mass Ave) 78) ((? who) Hacker Alyssa P))</text:span></text:p>
          <draw:enhanced-geometry svg:viewBox="0 0 21600 21600" draw:mirror-horizontal="true" draw:mirror-vertical="false" draw:type="line-callout-1" draw:modifiers="2494.54425581012 77213.7931034483 -296.6869952200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6" draw:text-style-name="P2" draw:layer="layout" draw:type="lines" svg:x1="13.4cm" svg:y1="10.9cm" svg:x2="14.8cm" svg:y2="10.9cm" draw:start-shape="id5" draw:start-glue-point="1" draw:end-shape="id6" draw:end-glue-point="3" svg:d="M13400 10900h501 398 501">
          <text:p/>
        </draw:connector>
        <draw:connector draw:style-name="gr6" draw:text-style-name="P2" draw:layer="layout" svg:x1="14.032cm" svg:y1="15.507cm" svg:x2="12.4cm" svg:y2="11.6cm" draw:start-shape="id7" draw:start-glue-point="0" draw:end-shape="id5" draw:end-glue-point="2" svg:d="M14032 15507v-1953h-1632v-1954">
          <text:p/>
        </draw:connector>
        <draw:connector draw:style-name="gr6" draw:text-style-name="P2" draw:layer="layout" svg:x1="14.032cm" svg:y1="15.507cm" svg:x2="15.8cm" svg:y2="11.6cm" draw:start-shape="id7" draw:start-glue-point="0" draw:end-shape="id6" draw:end-glue-point="2" svg:d="M14032 15507v-1953h1768v-1954">
          <text:p/>
        </draw:connector>
        <draw:connector draw:style-name="gr6" draw:text-style-name="P2" draw:layer="layout" svg:x1="16.8cm" svg:y1="10.9cm" svg:x2="21.5cm" svg:y2="10.9cm" draw:start-shape="id6" draw:start-glue-point="1" draw:end-shape="id8" draw:end-glue-point="3" svg:d="M16800 10900h4700">
          <text:p/>
        </draw:connector>
        <draw:connector draw:style-name="gr6" draw:text-style-name="P2" draw:layer="layout" svg:x1="6.101cm" svg:y1="10.893cm" svg:x2="11.4cm" svg:y2="10.9cm" draw:start-shape="id9" draw:start-glue-point="1" draw:end-shape="id5" draw:end-glue-point="3" svg:d="M6101 10893h2649v7h2650">
          <text:p/>
        </draw:connecto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2" draw:text-style-name="P8" draw:layer="layout" svg:width="9.598cm" svg:height="6.601cm" svg:x="9.002cm" svg:y="7.4cm">
          <text:p text:style-name="P2"><text:span text:style-name="T1">query</text:span></text:p>
          <text:p text:style-name="P2"><text:span text:style-name="T1">(or A B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" draw:text-style-name="P3" xml:id="id10" draw:id="id10" draw:layer="layout" svg:width="2cm" svg:height="1.4cm" svg:x="10cm" svg:y="8.8cm">
          <text:p text:style-name="P2"><text:span text:style-name="T2">A</text:span></text:p>
        </draw:rect>
        <draw:rect draw:style-name="gr7" draw:text-style-name="P3" xml:id="id12" draw:id="id12" draw:layer="layout" svg:width="2cm" svg:height="1.4cm" svg:x="13cm" svg:y="11.601cm">
          <text:p text:style-name="P2"><text:span text:style-name="T2">B</text:span></text:p>
        </draw:rect>
        <draw:rect draw:style-name="gr7" draw:text-style-name="P3" xml:id="id11" draw:id="id11" draw:layer="layout" svg:width="2cm" svg:height="1.4cm" svg:x="15.8cm" svg:y="10.2cm">
          <text:p text:style-name="P2"><text:span text:style-name="T2">merge</text:span></text:p>
        </draw:rect>
        <draw:connector draw:style-name="gr6" draw:text-style-name="P2" draw:layer="layout" svg:x1="12cm" svg:y1="9.5cm" svg:x2="16.8cm" svg:y2="10.2cm" draw:start-shape="id10" draw:start-glue-point="1" draw:end-shape="id11" draw:end-glue-point="0" svg:d="M12000 9500h4800v700">
          <text:p/>
        </draw:connector>
        <draw:connector draw:style-name="gr6" draw:text-style-name="P2" draw:layer="layout" svg:x1="15cm" svg:y1="12.301cm" svg:x2="16.8cm" svg:y2="11.6cm" draw:start-shape="id12" draw:start-glue-point="1" draw:end-shape="id11" draw:end-glue-point="2" svg:d="M15000 12301h1800v-701">
          <text:p/>
        </draw:connector>
        <draw:frame draw:style-name="gr13" draw:text-style-name="P1" xml:id="id13" draw:id="id13" draw:layer="layout" svg:width="4.223cm" svg:height="1.377cm" svg:x="1.777cm" svg:y="10.2cm">
          <draw:text-box>
            <text:p text:style-name="P2"><text:span text:style-name="T1">input stream</text:span><text:span text:style-name="T1"><text:line-break/></text:span><text:span text:style-name="T1">of frames</text:span></text:p>
          </draw:text-box>
        </draw:frame>
        <draw:connector draw:style-name="gr6" draw:text-style-name="P2" draw:layer="layout" svg:x1="6cm" svg:y1="10.888cm" svg:x2="10cm" svg:y2="9.5cm" draw:start-shape="id13" draw:start-glue-point="1" draw:end-shape="id10" draw:end-glue-point="3" svg:d="M6000 10888h2000v-1388h2000">
          <text:p/>
        </draw:connector>
        <draw:connector draw:style-name="gr6" draw:text-style-name="P2" draw:layer="layout" draw:line-skew="-1.5cm" svg:x1="6cm" svg:y1="10.888cm" svg:x2="13cm" svg:y2="12.301cm" draw:start-shape="id13" draw:start-glue-point="1" draw:end-shape="id12" svg:d="M6000 10888h2000v1413h5000">
          <text:p/>
        </draw:connector>
        <draw:frame draw:style-name="gr10" draw:text-style-name="P1" xml:id="id14" draw:id="id14" draw:layer="layout" svg:width="2.983cm" svg:height="0.814cm" svg:x="10.8cm" svg:y="16.486cm">
          <draw:text-box>
            <text:p><text:span text:style-name="T1">database</text:span></text:p>
          </draw:text-box>
        </draw:frame>
        <draw:connector draw:style-name="gr6" draw:text-style-name="P2" draw:layer="layout" draw:line-skew="1.606cm" svg:x1="12.291cm" svg:y1="16.486cm" svg:x2="11cm" svg:y2="10.2cm" draw:start-shape="id14" draw:start-glue-point="0" draw:end-shape="id10" draw:end-glue-point="2" svg:d="M12291 16486v-1536h-1291v-4750">
          <text:p/>
        </draw:connector>
        <draw:connector draw:style-name="gr6" draw:text-style-name="P2" draw:layer="layout" draw:line-skew="0.206cm" svg:x1="12.291cm" svg:y1="16.486cm" svg:x2="14cm" svg:y2="13.001cm" draw:start-shape="id14" draw:start-glue-point="0" draw:end-shape="id12" draw:end-glue-point="2" svg:d="M12291 16486v-1536h1709v-1949">
          <text:p/>
        </draw:connector>
        <draw:frame draw:style-name="gr14" draw:text-style-name="P8" xml:id="id15" draw:id="id15" draw:layer="layout" svg:width="4.532cm" svg:height="2cm" svg:x="21.877cm" svg:y="9.9cm">
          <draw:text-box>
            <text:p text:style-name="P2"><text:span text:style-name="T1">output stream</text:span><text:span text:style-name="T1"><text:line-break/></text:span><text:span text:style-name="T1">of frames</text:span></text:p>
          </draw:text-box>
        </draw:frame>
        <draw:connector draw:style-name="gr6" draw:text-style-name="P2" draw:layer="layout" svg:x1="17.8cm" svg:y1="10.9cm" svg:x2="21.877cm" svg:y2="10.9cm" draw:start-shape="id11" draw:start-glue-point="1" draw:end-shape="id15" svg:d="M17800 10900h4077">
          <text:p/>
        </draw:connector>
        <draw:custom-shape draw:style-name="gr5" draw:text-style-name="P6" draw:layer="layout" svg:width="1.578cm" svg:height="1.8cm" svg:x="1.022cm" svg:y="12.965cm">
          <text:p text:style-name="P4"><text:span text:style-name="T4">'()</text:span></text:p>
          <draw:enhanced-geometry svg:viewBox="0 0 21600 21600" draw:mirror-horizontal="false" draw:mirror-vertical="false" draw:type="line-callout-1" draw:modifiers="27564.281190627 -14236.0910605219 -3433.56554781507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6" draw:layer="layout" svg:width="9.6cm" svg:height="3.4cm" svg:x="17cm" svg:y="2cm">
          <text:p text:style-name="P4"><text:span text:style-name="T4">(((? who) Tweakit Lem E))</text:span></text:p>
          <text:p text:style-name="P4"><text:span text:style-name="T4">(((? who) Reasoner Louis))</text:span></text:p>
          <text:p text:style-name="P4"><text:span text:style-name="T4">(((? who) Fect Cy D))</text:span></text:p>
          <text:p text:style-name="P4"><text:span text:style-name="T4">(((? who) Hacker Alyssa P))</text:span></text:p>
          <draw:enhanced-geometry svg:viewBox="0 0 21600 21600" draw:mirror-horizontal="true" draw:mirror-vertical="false" draw:type="line-callout-1" draw:modifiers="2947.19300072909 50910.2028815054 -560.191646703468 3518.494560423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7" draw:layer="layout" svg:width="9cm" svg:height="1.8cm" svg:x="0.8cm" svg:y="5.8cm">
          <text:p text:style-name="P4"><text:span text:style-name="T5">(supervisor (? who) (Bitdiddle Ben))</text:span></text:p>
          <draw:enhanced-geometry svg:viewBox="0 0 21600 21600" draw:mirror-horizontal="true" draw:mirror-vertical="false" draw:type="line-callout-1" draw:modifiers="-3625.99711143206 34564.797334814 -602.333074102878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7" draw:layer="layout" svg:width="8.85cm" svg:height="1.8cm" svg:x="1cm" svg:y="16.8cm">
          <text:p text:style-name="P4"><text:span text:style-name="T5">(supervisor (? who) (Hacker Alyssa P))</text:span></text:p>
          <draw:enhanced-geometry svg:viewBox="0 0 21600 21600" draw:mirror-horizontal="true" draw:mirror-vertical="false" draw:type="line-callout-1" draw:modifiers="-8351.05637781042 -48249.1948917268 -612.540955824201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6" draw:layer="layout" svg:width="9.6cm" svg:height="2.6cm" svg:x="5.6cm" svg:y="2.6cm">
          <text:p text:style-name="P4"><text:span text:style-name="T4">(((? who) Tweakit Lem E))</text:span></text:p>
          <text:p text:style-name="P4"><text:span text:style-name="T4">(((? who) Fect Cy D))</text:span></text:p>
          <text:p text:style-name="P4"><text:span text:style-name="T4">(((? who) Hacker Alyssa P))</text:span></text:p>
          <draw:enhanced-geometry svg:viewBox="0 0 21600 21600" draw:mirror-horizontal="true" draw:mirror-vertical="false" draw:type="line-callout-1" draw:modifiers="-1691.82376835746 56869.2041522491 -557.941881054057 4600.6920415224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6" draw:layer="layout" svg:width="8cm" svg:height="1.8cm" svg:x="18.4cm" svg:y="15.6cm">
          <text:p text:style-name="P4"><text:span text:style-name="T4">(((? who) Reasoner Louis))</text:span></text:p>
          <draw:enhanced-geometry svg:viewBox="0 0 21600 21600" draw:mirror-horizontal="false" draw:mirror-vertical="false" draw:type="line-callout-1" draw:modifiers="-7264.79190101237 -36279.8445308162 -669.516310461192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2" draw:text-style-name="P8" draw:layer="layout" svg:width="7cm" svg:height="4.2cm" svg:x="10.201cm" svg:y="6.5cm">
          <text:p text:style-name="P2"><text:span text:style-name="T1">query</text:span></text:p>
          <text:p text:style-name="P2"><text:span text:style-name="T1">(and A (not B)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" draw:text-style-name="P11" xml:id="id16" draw:id="id16" draw:layer="layout" svg:width="2cm" svg:height="1.4cm" svg:x="11.1cm" svg:y="8.3cm">
          <text:p text:style-name="P2"><text:span text:style-name="T6">A</text:span></text:p>
        </draw:rect>
        <draw:rect draw:style-name="gr7" draw:text-style-name="P12" xml:id="id17" draw:id="id17" draw:layer="layout" svg:width="2cm" svg:height="1.4cm" svg:x="14.5cm" svg:y="8.3cm">
          <text:p text:style-name="P2"><text:span text:style-name="T7">not B</text:span></text:p>
        </draw:rect>
        <draw:frame draw:style-name="gr10" draw:text-style-name="P1" xml:id="id18" draw:id="id18" draw:layer="layout" svg:width="2.983cm" svg:height="0.814cm" svg:x="12.241cm" svg:y="13.607cm">
          <draw:text-box>
            <text:p><text:span text:style-name="T1">database</text:span></text:p>
          </draw:text-box>
        </draw:frame>
        <draw:frame draw:style-name="gr11" draw:text-style-name="P10" xml:id="id20" draw:id="id20" draw:layer="layout" svg:width="4.223cm" svg:height="2.014cm" svg:x="1.578cm" svg:y="7.986cm">
          <draw:text-box>
            <text:p text:style-name="P9"><text:span text:style-name="T1">input stream</text:span></text:p>
            <text:p text:style-name="P9"><text:span text:style-name="T1">of frames</text:span></text:p>
          </draw:text-box>
        </draw:frame>
        <draw:custom-shape draw:style-name="gr5" draw:text-style-name="P6" draw:layer="layout" svg:width="1.65cm" svg:height="1.8cm" svg:x="1.75cm" svg:y="11.1cm">
          <text:p text:style-name="P4"><text:span text:style-name="T4">'()</text:span></text:p>
          <draw:enhanced-geometry svg:viewBox="0 0 21600 21600" draw:mirror-horizontal="false" draw:mirror-vertical="false" draw:type="line-callout-1" draw:modifiers="26362.2047244094 -14236.0910605219 -3283.82798304058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7" draw:layer="layout" svg:width="8.45cm" svg:height="1.8cm" svg:x="0.8cm" svg:y="14.3cm">
          <text:p text:style-name="P4"><text:span text:style-name="T5">(supervisor (? who) (Bitdiddle Ben))</text:span></text:p>
          <draw:enhanced-geometry svg:viewBox="0 0 21600 21600" draw:mirror-horizontal="true" draw:mirror-vertical="false" draw:type="line-callout-1" draw:modifiers="-6343.76996805112 -56380.6774014437 -641.533546325879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6" draw:layer="layout" svg:width="8.6cm" svg:height="2.6cm" svg:x="1cm" svg:y="4.5cm">
          <text:p text:style-name="P4"><text:span text:style-name="T4">(((? who) Tweakit Lem E))</text:span></text:p>
          <text:p text:style-name="P4"><text:span text:style-name="T4">(((? who) Fect Cy D))</text:span></text:p>
          <text:p text:style-name="P4"><text:span text:style-name="T4">(((? who) Hacker Alyssa P))</text:span></text:p>
          <draw:enhanced-geometry svg:viewBox="0 0 21600 21600" draw:mirror-horizontal="true" draw:mirror-vertical="false" draw:type="line-callout-1" draw:modifiers="-10961.9811649808 36614.5328719723 -625.322636902686 4600.6920415224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7" draw:layer="layout" svg:width="9.8cm" svg:height="1.8cm" svg:x="17cm" svg:y="11.4cm">
          <text:p text:style-name="P4"><text:span text:style-name="T5">(not (job (? who) (computer programmer)))</text:span></text:p>
          <draw:enhanced-geometry svg:viewBox="0 0 21600 21600" draw:mirror-horizontal="false" draw:mirror-vertical="false" draw:type="line-callout-1" draw:modifiers="-1983.47107438017 -22871.2937257079 -546.556473829201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2" draw:text-style-name="P8" xml:id="id19" draw:id="id19" draw:layer="layout" svg:width="4.532cm" svg:height="1.6cm" svg:x="21.2cm" svg:y="8.2cm">
          <draw:text-box>
            <text:p text:style-name="P2"><text:span text:style-name="T1">output stream</text:span><text:span text:style-name="T1"><text:line-break/></text:span><text:span text:style-name="T1">of frames</text:span></text:p>
          </draw:text-box>
        </draw:frame>
        <draw:connector draw:style-name="gr6" draw:text-style-name="P2" draw:layer="layout" draw:type="lines" svg:x1="13.1cm" svg:y1="9cm" svg:x2="14.5cm" svg:y2="9cm" draw:start-shape="id16" draw:start-glue-point="1" draw:end-shape="id17" draw:end-glue-point="3" svg:d="M13100 9000h501 398 501">
          <text:p/>
        </draw:connector>
        <draw:connector draw:style-name="gr6" draw:text-style-name="P2" draw:layer="layout" svg:x1="13.732cm" svg:y1="13.607cm" svg:x2="12.1cm" svg:y2="9.7cm" draw:start-shape="id18" draw:start-glue-point="0" draw:end-shape="id16" draw:end-glue-point="2" svg:d="M13732 13607v-1953h-1632v-1954">
          <text:p/>
        </draw:connector>
        <draw:connector draw:style-name="gr6" draw:text-style-name="P2" draw:layer="layout" svg:x1="13.732cm" svg:y1="13.607cm" svg:x2="15.5cm" svg:y2="9.7cm" draw:start-shape="id18" draw:start-glue-point="0" draw:end-shape="id17" draw:end-glue-point="2" svg:d="M13732 13607v-1953h1768v-1954">
          <text:p/>
        </draw:connector>
        <draw:connector draw:style-name="gr6" draw:text-style-name="P2" draw:layer="layout" svg:x1="16.5cm" svg:y1="9cm" svg:x2="21.2cm" svg:y2="9cm" draw:start-shape="id17" draw:start-glue-point="1" draw:end-shape="id19" draw:end-glue-point="3" svg:d="M16500 9000h4700">
          <text:p/>
        </draw:connector>
        <draw:connector draw:style-name="gr6" draw:text-style-name="P2" draw:layer="layout" svg:x1="5.801cm" svg:y1="8.993cm" svg:x2="11.1cm" svg:y2="9cm" draw:start-shape="id20" draw:start-glue-point="1" draw:end-shape="id16" draw:end-glue-point="3" svg:d="M5801 8993h2649v7h2650">
          <text:p/>
        </draw:connector>
        <draw:custom-shape draw:style-name="gr15" draw:text-style-name="P13" draw:layer="layout" svg:width="7.4cm" svg:height="2cm" svg:x="19.6cm" svg:y="14.1cm">
          <text:p text:style-name="P4"><text:span text:style-name="T8">query</text:span><text:span text:style-name="T8">が満足するフレームを</text:span></text:p>
          <text:p text:style-name="P4"><text:span text:style-name="T8">すべて除去するフィルタとして働く</text:span></text:p>
          <draw:enhanced-geometry svg:viewBox="0 0 21600 21600" draw:glue-points="10800 0 0 10800 10800 21600 21600 10800 ?f40 ?f41" draw:text-areas="0 0 21600 21600" draw:type="rectangular-callout" draw:modifiers="3227.88812322659 -12208.69565217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6" draw:layer="layout" svg:width="8.6cm" svg:height="1.6cm" svg:x="14.2cm" svg:y="4.1cm">
          <text:p text:style-name="P4"><text:span text:style-name="T4">(((? who) Tweakit Lem E))</text:span></text:p>
          <draw:enhanced-geometry svg:viewBox="0 0 21600 21600" draw:mirror-horizontal="true" draw:mirror-vertical="false" draw:type="line-callout-1" draw:modifiers="-3098.9884897105 53925.7963772642 -625.322636902686 7474.328544659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2" draw:text-style-name="P8" draw:layer="layout" svg:width="4.2cm" svg:height="4.2cm" svg:x="5cm" svg:y="10.3cm">
          <text:p text:style-name="P2"><text:span text:style-name="T1">unify</text:span><text:span text:style-name="T1"><text:line-break/></text:span><text:span text:style-name="T1">(rule 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xml:id="id23" draw:id="id23" draw:layer="layout" svg:width="4.8cm" svg:height="1.724cm" svg:x="4.6cm" svg:y="14.676cm">
          <draw:text-box>
            <text:p text:style-name="P2"><text:span text:style-name="T3">stream of rules</text:span><text:span text:style-name="T3"><text:line-break/></text:span><text:span text:style-name="T3">from database</text:span></text:p>
          </draw:text-box>
        </draw:frame>
        <draw:frame draw:style-name="gr11" draw:text-style-name="P16" xml:id="id21" draw:id="id21" draw:layer="layout" svg:width="4cm" svg:height="2.014cm" svg:x="0.4cm" svg:y="11.787cm">
          <draw:text-box>
            <text:p text:style-name="P9"><text:span text:style-name="T3">input stream</text:span></text:p>
            <text:p text:style-name="P9"><text:span text:style-name="T3">of frames</text:span></text:p>
          </draw:text-box>
        </draw:frame>
        <draw:custom-shape draw:style-name="gr5" draw:text-style-name="P7" draw:layer="layout" svg:width="1.6cm" svg:height="1.099cm" svg:x="2.3cm" svg:y="14.001cm">
          <text:p text:style-name="P4"><text:span text:style-name="T5">'()</text:span></text:p>
          <draw:enhanced-geometry svg:viewBox="0 0 21600 21600" draw:mirror-horizontal="false" draw:mirror-vertical="false" draw:type="line-callout-1" draw:modifiers="-6084.69706433479 -8738.18181818182 -3386.38351030606 10898.181818181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6" draw:text-style-name="P2" draw:layer="layout" svg:x1="4.4cm" svg:y1="12.794cm" svg:x2="6cm" svg:y2="12.8cm" draw:start-shape="id21" draw:start-glue-point="1" draw:end-shape="id22" draw:end-glue-point="3" svg:d="M4400 12794h800v6h800">
          <text:p/>
        </draw:connector>
        <draw:connector draw:style-name="gr6" draw:text-style-name="P2" draw:layer="layout" draw:type="line" svg:x1="7cm" svg:y1="14.676cm" svg:x2="7cm" svg:y2="13.5cm" draw:start-shape="id23" draw:start-glue-point="0" draw:end-shape="id22" draw:end-glue-point="2" svg:d="M7000 14676v-1176">
          <text:p/>
        </draw:connector>
        <draw:custom-shape draw:style-name="gr5" draw:text-style-name="P7" draw:layer="layout" svg:width="8.2cm" svg:height="1.6cm" svg:x="0.6cm" svg:y="8.3cm">
          <text:p text:style-name="P4"><text:span text:style-name="T5">'(((? 1 person-2) Bitdiddle Ben)</text:span></text:p>
          <text:p text:style-name="P4"><text:span text:style-name="T5"><text:s text:c="2"/></text:span><text:span text:style-name="T5">((? who) ? 1 person-1))</text:span></text:p>
          <draw:enhanced-geometry svg:viewBox="0 0 21600 21600" draw:mirror-horizontal="true" draw:mirror-vertical="false" draw:type="line-callout-1" draw:modifiers="-4087.69662236313 58809.7439100562 -661.090110962078 7474.328544659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6" draw:text-style-name="P15" xml:id="id27" draw:id="id27" draw:layer="layout" svg:width="6.3cm" svg:height="1.724cm" svg:x="11.418cm" svg:y="16.367cm">
          <draw:text-box>
            <text:p text:style-name="P2"><text:span text:style-name="T3">stream of assertions</text:span><text:span text:style-name="T3"><text:line-break/></text:span><text:span text:style-name="T3">from database</text:span></text:p>
          </draw:text-box>
        </draw:frame>
        <draw:frame draw:style-name="gr11" draw:text-style-name="P16" xml:id="id28" draw:id="id28" draw:layer="layout" svg:width="4.2cm" svg:height="2.014cm" svg:x="23cm" svg:y="11.787cm">
          <draw:text-box>
            <text:p text:style-name="P9"><text:span text:style-name="T3">output stream</text:span></text:p>
            <text:p text:style-name="P9"><text:span text:style-name="T3">of frames</text:span></text:p>
          </draw:text-box>
        </draw:frame>
        <draw:custom-shape draw:style-name="gr2" draw:text-style-name="P8" draw:layer="layout" svg:width="10.4cm" svg:height="4.2cm" svg:x="11.2cm" svg:y="10.3cm">
          <text:p text:style-name="P2"><text:span text:style-name="T1">query</text:span></text:p>
          <text:p text:style-name="P2"><text:span text:style-name="T1">(and B C (not D)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" draw:text-style-name="P11" xml:id="id24" draw:id="id24" draw:layer="layout" svg:width="2cm" svg:height="1.4cm" svg:x="12.099cm" svg:y="12.1cm">
          <text:p text:style-name="P2"><text:span text:style-name="T6">X</text:span></text:p>
        </draw:rect>
        <draw:rect draw:style-name="gr7" draw:text-style-name="P12" xml:id="id25" draw:id="id25" draw:layer="layout" svg:width="2cm" svg:height="1.4cm" svg:x="15.499cm" svg:y="12.1cm">
          <text:p text:style-name="P2"><text:span text:style-name="T7">Y</text:span></text:p>
        </draw:rect>
        <draw:connector draw:style-name="gr6" draw:text-style-name="P2" draw:layer="layout" draw:type="lines" svg:x1="14.099cm" svg:y1="12.8cm" svg:x2="15.499cm" svg:y2="12.8cm" draw:start-shape="id24" draw:start-glue-point="1" draw:end-shape="id25" draw:end-glue-point="3" svg:d="M14099 12800h501 398 501">
          <text:p/>
        </draw:connector>
        <draw:rect draw:style-name="gr7" draw:text-style-name="P11" xml:id="id22" draw:id="id22" draw:layer="layout" svg:width="2cm" svg:height="1.4cm" svg:x="6cm" svg:y="12.1cm">
          <text:p text:style-name="P2"><text:span text:style-name="T6">A</text:span></text:p>
        </draw:rect>
        <draw:custom-shape draw:style-name="gr8" draw:text-style-name="P17" draw:layer="layout" svg:width="7.8cm" svg:height="1.2cm" svg:x="1.2cm" svg:y="16.6cm">
          <text:p text:style-name="P4"><text:span text:style-name="T9">(lives-near (? who) (Bitdiddle Ben))</text:span></text:p>
          <draw:enhanced-geometry svg:viewBox="0 0 21600 21600" draw:mirror-horizontal="true" draw:mirror-vertical="false" draw:type="line-callout-1" draw:modifiers="3787.82207409306 -59782.1815154038 -692.218946288937 9963.696919233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6" draw:text-style-name="P2" draw:layer="layout" draw:type="line" svg:x1="8cm" svg:y1="12.8cm" svg:x2="12.099cm" svg:y2="12.8cm" draw:start-shape="id22" draw:start-glue-point="1" draw:end-shape="id24" draw:end-glue-point="3" svg:d="M8000 12800h4099">
          <text:p/>
        </draw:connector>
        <draw:rect draw:style-name="gr7" draw:text-style-name="P12" xml:id="id26" draw:id="id26" draw:layer="layout" svg:width="2cm" svg:height="1.4cm" svg:x="18.799cm" svg:y="12.1cm">
          <text:p text:style-name="P2"><text:span text:style-name="T7">not Z</text:span></text:p>
        </draw:rect>
        <draw:connector draw:style-name="gr6" draw:text-style-name="P2" draw:layer="layout" draw:type="line" svg:x1="17.499cm" svg:y1="12.8cm" svg:x2="18.799cm" svg:y2="12.8cm" draw:start-shape="id25" draw:start-glue-point="1" draw:end-shape="id26" draw:end-glue-point="3" svg:d="M17499 12800h1300">
          <text:p/>
        </draw:connector>
        <draw:connector draw:style-name="gr6" draw:text-style-name="P2" draw:layer="layout" draw:line-skew="0.435cm" svg:x1="14.568cm" svg:y1="16.367cm" svg:x2="13.099cm" svg:y2="13.5cm" draw:start-shape="id27" draw:start-glue-point="0" draw:end-shape="id24" svg:d="M14568 16367v-998h-1469v-1869">
          <text:p/>
        </draw:connector>
        <draw:connector draw:style-name="gr6" draw:text-style-name="P2" draw:layer="layout" draw:line-skew="0.435cm" svg:x1="14.568cm" svg:y1="16.367cm" svg:x2="16.499cm" svg:y2="13.5cm" draw:start-shape="id27" draw:start-glue-point="0" draw:end-shape="id25" draw:end-glue-point="2" svg:d="M14568 16367v-998h1931v-1869">
          <text:p/>
        </draw:connector>
        <draw:connector draw:style-name="gr6" draw:text-style-name="P2" draw:layer="layout" draw:line-skew="0.435cm" svg:x1="14.568cm" svg:y1="16.367cm" svg:x2="19.799cm" svg:y2="13.5cm" draw:start-shape="id27" draw:start-glue-point="0" draw:end-shape="id26" draw:end-glue-point="2" svg:d="M14568 16367v-998h5231v-1869">
          <text:p/>
        </draw:connector>
        <draw:connector draw:style-name="gr6" draw:text-style-name="P2" draw:layer="layout" svg:x1="20.799cm" svg:y1="12.8cm" svg:x2="23cm" svg:y2="12.794cm" draw:start-shape="id26" draw:start-glue-point="1" draw:end-shape="id28" draw:end-glue-point="3" svg:d="M20799 12800h1101v-6h1100">
          <text:p/>
        </draw:connector>
        <draw:custom-shape draw:style-name="gr8" draw:text-style-name="P17" draw:layer="layout" svg:width="9.8cm" svg:height="1.2cm" svg:x="1.6cm" svg:y="18.6cm">
          <text:p text:style-name="P4"><text:span text:style-name="T9">(address (? 1 person-1) ((? 1 town) ? 1 rest-1))</text:span></text:p>
          <draw:enhanced-geometry svg:viewBox="0 0 21600 21600" draw:mirror-horizontal="true" draw:mirror-vertical="false" draw:type="line-callout-1" draw:modifiers="-2342.69972451791 -94277.4354704413 -544.35261707989 9963.696919233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7" draw:layer="layout" svg:width="10cm" svg:height="1.2cm" svg:x="13.8cm" svg:y="18.6cm">
          <text:p text:style-name="P4"><text:span text:style-name="T9">(address (? 1 person-2) ((? 1 town) ? 1 rest-2))</text:span></text:p>
          <draw:enhanced-geometry svg:viewBox="0 0 21600 21600" draw:mirror-horizontal="false" draw:mirror-vertical="false" draw:type="line-callout-1" draw:modifiers="4481.55184481552 -95752.2064945878 -535.626437356264 9963.696919233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7" draw:layer="layout" svg:width="8.6cm" svg:height="1.2cm" svg:x="18.8cm" svg:y="16.4cm">
          <text:p text:style-name="P4"><text:span text:style-name="T9">(not (same (? 1 person-1) (? 1 person-2)))</text:span></text:p>
          <draw:enhanced-geometry svg:viewBox="0 0 21600 21600" draw:mirror-horizontal="false" draw:mirror-vertical="false" draw:type="line-callout-1" draw:modifiers="1117.54447157307 -56185.1790174854 -622.81130101151 9963.696919233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18" draw:layer="layout" svg:width="3.2cm" svg:height="1.2cm" svg:x="9.8cm" svg:y="9cm">
          <text:p text:style-name="P2"><text:span text:style-name="T8">body of rul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0432.6148078725 30466.61115736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7" draw:layer="layout" svg:width="9.6cm" svg:height="7.4cm" svg:x="0.8cm" svg:y="0.4cm">
          <text:p text:style-name="P4"><text:span text:style-name="T5"><text:s text:c="2"/></text:span><text:span text:style-name="T5">(((? 1 rest-1) (Onion Square) 5)</text:span></text:p>
          <text:p text:style-name="P4"><text:span text:style-name="T5"><text:s text:c="3"/></text:span><text:span text:style-name="T5">((? 1 town) . Slumerville)</text:span></text:p>
          <text:p text:style-name="P4"><text:span text:style-name="T5"><text:s text:c="3"/></text:span><text:span text:style-name="T5">((? 1 person-1) Aull DeWitt)</text:span></text:p>
          <text:p text:style-name="P4"><text:span text:style-name="T5"><text:s text:c="3"/></text:span><text:span text:style-name="T5">((? 1 person-2) Bitdiddle Ben)</text:span></text:p>
          <text:p text:style-name="P4"><text:span text:style-name="T5"><text:s text:c="3"/></text:span><text:span text:style-name="T5">((? who) ? 1 person-1))</text:span></text:p>
          <text:p text:style-name="P4"><text:span text:style-name="T5"><text:s text:c="2"/></text:span><text:span text:style-name="T5">(((? 1 rest-1) (N Harvard Street) 16)</text:span></text:p>
          <text:p text:style-name="P4"><text:span text:style-name="T5"><text:s text:c="3"/></text:span><text:span text:style-name="T5">((? 1 town) . Allston)</text:span></text:p>
          <text:p text:style-name="P4"><text:span text:style-name="T5"><text:s text:c="3"/></text:span><text:span text:style-name="T5">((? 1 person-1) Cratchet Robert)</text:span></text:p>
          <text:p text:style-name="P4"><text:span text:style-name="T5"><text:s text:c="3"/></text:span><text:span text:style-name="T5">((? 1 person-2) Bitdiddle Ben)</text:span></text:p>
          <text:p text:style-name="P4"><text:span text:style-name="T5"><text:s text:c="3"/></text:span><text:span text:style-name="T5">((? who) ? 1 person-1))</text:span></text:p>
          <text:p text:style-name="P4"><text:span text:style-name="T5"><text:s text:c="2"/></text:span><text:span text:style-name="T5">(((? 1 rest-1) (Shady Lane) 10)</text:span></text:p>
          <text:p text:style-name="P4"><text:span text:style-name="T5"><text:s text:c="3"/></text:span><text:span text:style-name="T5">((? 1 town) . Weston)</text:span></text:p>
          <text:p text:style-name="P4"><text:span text:style-name="T5"><text:s text:c="3"/></text:span><text:span text:style-name="T5">((? 1 person-1) Scrooge Eben)</text:span></text:p>
          <text:p text:style-name="P4"><text:span text:style-name="T5"><text:s text:c="3"/></text:span><text:span text:style-name="T5">((? 1 person-2) Bitdiddle Ben)</text:span></text:p>
          <text:p text:style-name="P4"><text:span text:style-name="T5"><text:s text:c="3"/></text:span><text:span text:style-name="T5">((? who) ? 1 person-1))</text:span></text:p>
          <text:p text:style-name="P4"><text:span text:style-name="T5"><text:s/></text:span><text:span text:style-name="T5">...</text:span></text:p>
          <draw:enhanced-geometry svg:viewBox="0 0 21600 21600" draw:mirror-horizontal="true" draw:mirror-vertical="false" draw:type="line-callout-1" draw:modifiers="-9215.04009998959 36391.0822861775 -562.44141235288 1616.862586137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7" draw:layer="layout" svg:width="9cm" svg:height="8.2cm" svg:x="9.6cm" svg:y="0.6cm">
          <text:p text:style-name="P4"><text:span text:style-name="T5"><text:s/></text:span><text:span text:style-name="T5">(((? 1 rest-2) (Ridge Road) 10)</text:span></text:p>
          <text:p text:style-name="P4"><text:span text:style-name="T5"><text:s text:c="2"/></text:span><text:span text:style-name="T5">((? 1 rest-1) (Onion Square) 5)</text:span></text:p>
          <text:p text:style-name="P4"><text:span text:style-name="T5"><text:s text:c="2"/></text:span><text:span text:style-name="T5">((? 1 town) . Slumerville)</text:span></text:p>
          <text:p text:style-name="P4"><text:span text:style-name="T5"><text:s text:c="2"/></text:span><text:span text:style-name="T5">((? 1 person-1) Aull DeWitt)</text:span></text:p>
          <text:p text:style-name="P4"><text:span text:style-name="T5"><text:s text:c="2"/></text:span><text:span text:style-name="T5">((? 1 person-2) Bitdiddle Ben)</text:span></text:p>
          <text:p text:style-name="P4"><text:span text:style-name="T5"><text:s text:c="2"/></text:span><text:span text:style-name="T5">((? who) ? 1 person-1))</text:span></text:p>
          <text:p text:style-name="P4"><text:span text:style-name="T5"><text:s/></text:span><text:span text:style-name="T5">(((? 1 rest-2) (Ridge Road) 10)</text:span></text:p>
          <text:p text:style-name="P4"><text:span text:style-name="T5"><text:s text:c="2"/></text:span><text:span text:style-name="T5">((? 1 rest-1) (Pine Tree Road) 80)</text:span></text:p>
          <text:p text:style-name="P4"><text:span text:style-name="T5"><text:s text:c="2"/></text:span><text:span text:style-name="T5">((? 1 town) . Slumerville)</text:span></text:p>
          <text:p text:style-name="P4"><text:span text:style-name="T5"><text:s text:c="2"/></text:span><text:span text:style-name="T5">((? 1 person-1) Reasoner Louis)</text:span></text:p>
          <text:p text:style-name="P4"><text:span text:style-name="T5"><text:s text:c="2"/></text:span><text:span text:style-name="T5">((? 1 person-2) Bitdiddle Ben)</text:span></text:p>
          <text:p text:style-name="P4"><text:span text:style-name="T5"><text:s text:c="2"/></text:span><text:span text:style-name="T5">((? who) ? 1 person-1))</text:span></text:p>
          <text:p text:style-name="P4"><text:span text:style-name="T5"><text:s/></text:span><text:span text:style-name="T5">(((? 1 rest-2) (Ridge Road) 10)</text:span></text:p>
          <text:p text:style-name="P4"><text:span text:style-name="T5"><text:s text:c="2"/></text:span><text:span text:style-name="T5">((? 1 rest-1) (Ridge Road) 10)</text:span></text:p>
          <text:p text:style-name="P4"><text:span text:style-name="T5"><text:s text:c="2"/></text:span><text:span text:style-name="T5">((? 1 town) . Slumerville)</text:span></text:p>
          <text:p text:style-name="P4"><text:span text:style-name="T5"><text:s text:c="2"/></text:span><text:span text:style-name="T5">((? 1 person-1) Bitdiddle Ben)</text:span></text:p>
          <text:p text:style-name="P4"><text:span text:style-name="T5"><text:s text:c="2"/></text:span><text:span text:style-name="T5">((? 1 person-2) Bitdiddle Ben)</text:span></text:p>
          <text:p text:style-name="P4"><text:span text:style-name="T5"><text:s text:c="2"/></text:span><text:span text:style-name="T5">((? who) ? 1 person-1))</text:span></text:p>
          <draw:enhanced-geometry svg:viewBox="0 0 21600 21600" draw:mirror-horizontal="true" draw:mirror-vertical="false" draw:type="line-callout-1" draw:modifiers="1281.45761582046 31998.3416656505 -602.333074102878 1459.139129374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7" draw:layer="layout" svg:width="9cm" svg:height="5.6cm" svg:x="17.934cm" svg:y="4.575cm">
          <text:p text:style-name="P4"><text:span text:style-name="T5"><text:s text:c="2"/></text:span><text:span text:style-name="T5">(((? 1 rest-2) (Ridge Road) 10)</text:span></text:p>
          <text:p text:style-name="P4"><text:span text:style-name="T5"><text:s text:c="3"/></text:span><text:span text:style-name="T5">((? 1 rest-1) (Onion Square) 5)</text:span></text:p>
          <text:p text:style-name="P4"><text:span text:style-name="T5"><text:s text:c="3"/></text:span><text:span text:style-name="T5">((? 1 town) . Slumerville)</text:span></text:p>
          <text:p text:style-name="P4"><text:span text:style-name="T5"><text:s text:c="3"/></text:span><text:span text:style-name="T5">((? 1 person-1) Aull DeWitt)</text:span></text:p>
          <text:p text:style-name="P4"><text:span text:style-name="T5"><text:s text:c="3"/></text:span><text:span text:style-name="T5">((? 1 person-2) Bitdiddle Ben)</text:span></text:p>
          <text:p text:style-name="P4"><text:span text:style-name="T5"><text:s text:c="3"/></text:span><text:span text:style-name="T5">((? who) ? 1 person-1))</text:span></text:p>
          <text:p text:style-name="P4"><text:span text:style-name="T5"><text:s text:c="2"/></text:span><text:span text:style-name="T5">(((? 1 rest-2) (Ridge Road) 10)</text:span></text:p>
          <text:p text:style-name="P4"><text:span text:style-name="T5"><text:s text:c="3"/></text:span><text:span text:style-name="T5">((? 1 rest-1) (Pine Tree Road) 80)</text:span></text:p>
          <text:p text:style-name="P4"><text:span text:style-name="T5"><text:s text:c="3"/></text:span><text:span text:style-name="T5">((? 1 town) . Slumerville)</text:span></text:p>
          <text:p text:style-name="P4"><text:span text:style-name="T5"><text:s text:c="3"/></text:span><text:span text:style-name="T5">((? 1 person-1) Reasoner Louis)</text:span></text:p>
          <text:p text:style-name="P4"><text:span text:style-name="T5"><text:s text:c="3"/></text:span><text:span text:style-name="T5">((? 1 person-2) Bitdiddle Ben)</text:span></text:p>
          <text:p text:style-name="P4"><text:span text:style-name="T5"><text:s text:c="3"/></text:span><text:span text:style-name="T5">((? who) ? 1 person-1))</text:span></text:p>
          <draw:enhanced-geometry svg:viewBox="0 0 21600 21600" draw:mirror-horizontal="true" draw:mirror-vertical="false" draw:type="line-callout-1" draw:modifiers="11732.2964115098 31835.0294590252 -602.333074102878 2136.47562935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18" draw:layer="layout" svg:width="3.2cm" svg:height="1.2cm" svg:x="1cm" svg:y="10.4cm">
          <text:p text:style-name="P2"><text:span text:style-name="T8">result of</text:span></text:p>
          <text:p text:style-name="P2"><text:span text:style-name="T8">unify-match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532.5210871603 -8452.955870108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21T15:29:16</meta:creation-date>
    <meta:editing-duration>P3DT14H53M58S</meta:editing-duration>
    <meta:editing-cycles>11</meta:editing-cycles>
    <dc:date>2015-09-25T16:35:33</dc:date>
    <meta:generator>OpenOffice/4.1.1$Unix OpenOffice.org_project/411m6$Build-9775</meta:generator>
    <meta:document-statistic meta:object-count="126"/>
  </office:meta>
</office:document-meta>
</file>